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256in"/>
    </style:style>
    <style:style style:name="co3" style:family="table-column">
      <style:table-column-properties fo:break-before="auto" style:column-width="1.9835in"/>
    </style:style>
    <style:style style:name="co4" style:family="table-column">
      <style:table-column-properties fo:break-before="auto" style:column-width="1.2543in"/>
    </style:style>
    <style:style style:name="co5" style:family="table-column">
      <style:table-column-properties fo:break-before="auto" style:column-width="1.672in"/>
    </style:style>
    <style:style style:name="co6" style:family="table-column">
      <style:table-column-properties fo:break-before="auto" style:column-width="1.7583in"/>
    </style:style>
    <style:style style:name="co7" style:family="table-column">
      <style:table-column-properties fo:break-before="auto" style:column-width="1.0717in"/>
    </style:style>
    <style:style style:name="co8" style:family="table-column">
      <style:table-column-properties fo:break-before="auto" style:column-width="1.6827in"/>
    </style:style>
    <style:style style:name="co9" style:family="table-column">
      <style:table-column-properties fo:break-before="auto" style:column-width="1.8654in"/>
    </style:style>
    <style:style style:name="co10" style:family="table-column">
      <style:table-column-properties fo:break-before="auto" style:column-width="1.2429in"/>
    </style:style>
    <style:style style:name="co11" style:family="table-column">
      <style:table-column-properties fo:break-before="auto" style:column-width="1.372in"/>
    </style:style>
    <style:style style:name="co12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21"/>
    <style:style style:name="ce4" style:family="table-cell" style:parent-style-name="Default" style:data-style-name="N1"/>
    <style:style style:name="ce5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2025.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1" table:default-cell-style-name="Default"/>
        <table:table-column table:style-name="co1" table:default-cell-style-name="ce4"/>
        <table:table-row table:style-name="ro1">
          <table:table-cell/>
          <table:table-cell office:value-type="string" calcext:value-type="string">
            <text:p>пропусков</text:p>
          </table:table-cell>
          <table:table-cell table:style-name="Default" office:value-type="string" calcext:value-type="string">
            <text:p>посещаемость (из 20)</text:p>
          </table:table-cell>
          <table:table-cell office:value-type="string" calcext:value-type="string">
            <text:p>работа в семестре (из 20)</text:p>
          </table:table-cell>
          <table:table-cell office:value-type="string" calcext:value-type="string">
            <text:p>ДЗ на парах (10х)</text:p>
          </table:table-cell>
          <table:table-cell table:style-name="Default" office:value-type="string" calcext:value-type="string">
            <text:p>отчет по дз (из 50)</text:p>
          </table:table-cell>
          <table:table-cell office:value-type="string" calcext:value-type="string">
            <text:p>Дз защита отчета ([0, 1])</text:p>
          </table:table-cell>
          <table:table-cell office:value-type="string" calcext:value-type="string">
            <text:p>Доп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Гумеров</text:p>
          </table:table-cell>
          <table:table-cell office:value-type="float" office:value="0.5" calcext:value-type="float">
            <text:p>0.5</text:p>
          </table:table-cell>
          <table:table-cell table:formula="of:=20*(12 - [.B2])/12" office:value-type="float" office:value="19.1666666666667" calcext:value-type="float">
            <text:p>19.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 [.C2]+[.D2] + [.E2] + [.F2]*[.G2] + [.H2]" office:value-type="float" office:value="49.1666666666667" calcext:value-type="float">
            <text:p>49</text:p>
          </table:table-cell>
        </table:table-row>
        <table:table-row table:style-name="ro1">
          <table:table-cell office:value-type="string" calcext:value-type="string">
            <text:p>Ермошин</text:p>
          </table:table-cell>
          <table:table-cell office:value-type="float" office:value="3" calcext:value-type="float">
            <text:p>3</text:p>
          </table:table-cell>
          <table:table-cell table:formula="of:=20*(12 - [.B3])/12" office:value-type="float" office:value="15" calcext:value-type="float">
            <text:p>15.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 [.C3]+[.D3] + [.E3] + [.F3]*[.G3] + [.H3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Исмагилов</text:p>
          </table:table-cell>
          <table:table-cell office:value-type="float" office:value="2" calcext:value-type="float">
            <text:p>2</text:p>
          </table:table-cell>
          <table:table-cell table:formula="of:=20*(12 - [.B4])/12" office:value-type="float" office:value="16.6666666666667" calcext:value-type="float">
            <text:p>16.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 [.C4]+[.D4] + [.E4] + [.F4]*[.G4] + [.H4]" office:value-type="float" office:value="45.6666666666667" calcext:value-type="float">
            <text:p>46</text:p>
          </table:table-cell>
        </table:table-row>
        <table:table-row table:style-name="ro1">
          <table:table-cell office:value-type="string" calcext:value-type="string">
            <text:p>Маханов</text:p>
          </table:table-cell>
          <table:table-cell office:value-type="float" office:value="4" calcext:value-type="float">
            <text:p>4</text:p>
          </table:table-cell>
          <table:table-cell table:formula="of:=20*(12 - [.B5])/12" office:value-type="float" office:value="13.3333333333333" calcext:value-type="float">
            <text:p>13.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 [.C5]+[.D5] + [.E5] + [.F5]*[.G5] + [.H5]" office:value-type="float" office:value="38.3333333333333" calcext:value-type="float">
            <text:p>38</text:p>
          </table:table-cell>
        </table:table-row>
        <table:table-row table:style-name="ro1">
          <table:table-cell office:value-type="string" calcext:value-type="string">
            <text:p>Романов</text:p>
          </table:table-cell>
          <table:table-cell office:value-type="float" office:value="4" calcext:value-type="float">
            <text:p>4</text:p>
          </table:table-cell>
          <table:table-cell table:formula="of:=20*(12 - [.B6])/12" office:value-type="float" office:value="13.3333333333333" calcext:value-type="float">
            <text:p>13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formula="of:= [.C6]+[.D6] + [.E6] + [.F6]*[.G6] + [.H6]" office:value-type="float" office:value="13.3333333333333" calcext:value-type="float">
            <text:p>13</text:p>
          </table:table-cell>
        </table:table-row>
        <table:table-row table:style-name="ro1">
          <table:table-cell office:value-type="string" calcext:value-type="string">
            <text:p>Серкина</text:p>
          </table:table-cell>
          <table:table-cell office:value-type="float" office:value="1" calcext:value-type="float">
            <text:p>1</text:p>
          </table:table-cell>
          <table:table-cell table:formula="of:=20*(12 - [.B7])/12" office:value-type="float" office:value="18.3333333333333" calcext:value-type="float">
            <text:p>18.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 [.C7]+[.D7] + [.E7] + [.F7]*[.G7] + [.H7]" office:value-type="float" office:value="44.3333333333333" calcext:value-type="float">
            <text:p>44</text:p>
          </table:table-cell>
        </table:table-row>
        <table:table-row table:style-name="ro1">
          <table:table-cell office:value-type="string" calcext:value-type="string">
            <text:p>Хворенков</text:p>
          </table:table-cell>
          <table:table-cell office:value-type="float" office:value="1" calcext:value-type="float">
            <text:p>1</text:p>
          </table:table-cell>
          <table:table-cell table:formula="of:=20*(12 - [.B8])/12" office:value-type="float" office:value="18.3333333333333" calcext:value-type="float">
            <text:p>18.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table:formula="of:= [.C8]+[.D8] + [.E8] + [.F8]*[.G8] + [.H8]" office:value-type="float" office:value="38.3333333333333" calcext:value-type="float">
            <text:p>38</text:p>
          </table:table-cell>
        </table:table-row>
        <table:table-row table:style-name="ro1">
          <table:table-cell office:value-type="string" calcext:value-type="string">
            <text:p>Ширманова</text:p>
          </table:table-cell>
          <table:table-cell office:value-type="float" office:value="1" calcext:value-type="float">
            <text:p>1</text:p>
          </table:table-cell>
          <table:table-cell table:formula="of:=20*(12 - [.B9])/12" office:value-type="float" office:value="18.3333333333333" calcext:value-type="float">
            <text:p>18.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 [.C9]+[.D9] + [.E9] + [.F9]*[.G9] + [.H9]" office:value-type="float" office:value="36.3333333333333" calcext:value-type="float">
            <text:p>36</text:p>
          </table:table-cell>
        </table:table-row>
        <table:table-row table:style-name="ro1">
          <table:table-cell office:value-type="string" calcext:value-type="string">
            <text:p>Рахимов</text:p>
          </table:table-cell>
          <table:table-cell office:value-type="float" office:value="0" calcext:value-type="float">
            <text:p>0</text:p>
          </table:table-cell>
          <table:table-cell table:formula="of:=20*(12 - [.B10])/12" office:value-type="float" office:value="20" calcext:value-type="float">
            <text:p>20.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/>
          <table:table-cell table:number-columns-repeated="2"/>
          <table:table-cell table:style-name="Default"/>
        </table:table-row>
        <calcext:conditional-formats>
          <calcext:conditional-format calcext:target-range-address="'2025.1'.I2:'2025.1'.I9">
            <calcext:color-scale>
              <calcext:color-scale-entry calcext:value="54" calcext:type="number" calcext:color="#ff0000"/>
              <calcext:color-scale-entry calcext:value="55" calcext:type="number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table table:name="2024.2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1" table:default-cell-style-name="Default"/>
        <table:table-column table:style-name="co1" table:default-cell-style-name="ce5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пропусков</text:p>
          </table:table-cell>
          <table:table-cell table:style-name="Default" office:value-type="string" calcext:value-type="string">
            <text:p>посещаемость (из 20)</text:p>
          </table:table-cell>
          <table:table-cell office:value-type="string" calcext:value-type="string">
            <text:p>работа в семестре (из 20)</text:p>
          </table:table-cell>
          <table:table-cell office:value-type="string" calcext:value-type="string">
            <text:p>ДЗ на парах (10х)</text:p>
          </table:table-cell>
          <table:table-cell table:style-name="Default" office:value-type="string" calcext:value-type="string">
            <text:p>отчет по дз (из 50)</text:p>
          </table:table-cell>
          <table:table-cell office:value-type="string" calcext:value-type="string">
            <text:p>Дз защита отчета ([0, 1])</text:p>
          </table:table-cell>
          <table:table-cell office:value-type="string" calcext:value-type="string">
            <text:p>Доп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Задание 1</text:p>
          </table:table-cell>
          <table:table-cell office:value-type="string" calcext:value-type="string">
            <text:p>Задание 2</text:p>
          </table:table-cell>
          <table:table-cell office:value-type="string" calcext:value-type="string">
            <text:p>Задание 3</text:p>
          </table:table-cell>
          <table:table-cell office:value-type="string" calcext:value-type="string">
            <text:p>Задание 4</text:p>
          </table:table-cell>
          <table:table-cell office:value-type="string" calcext:value-type="string">
            <text:p>Задание 5</text:p>
          </table:table-cell>
          <table:table-cell office:value-type="string" calcext:value-type="string">
            <text:p>Задание 6</text:p>
          </table:table-cell>
          <table:table-cell office:value-type="string" calcext:value-type="string">
            <text:p>Задание 7</text:p>
          </table:table-cell>
        </table:table-row>
        <table:table-row table:style-name="ro1">
          <table:table-cell office:value-type="string" calcext:value-type="string">
            <text:p>Гумеров</text:p>
          </table:table-cell>
          <table:table-cell office:value-type="float" office:value="2" calcext:value-type="float">
            <text:p>2</text:p>
          </table:table-cell>
          <table:table-cell table:formula="of:=20*(13 - [.B2])/13" office:value-type="float" office:value="16.9230769230769" calcext:value-type="float">
            <text:p>16.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SUM([.J2:.P2])/7*5" office:value-type="float" office:value="47.1428571428571" calcext:value-type="float">
            <text:p>47.1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C2]+[.D2] + [.E2] + [.F2]*[.G2] + [.H2]" office:value-type="float" office:value="91.0659340659341" calcext:value-type="float">
            <text:p>9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Ермошин</text:p>
          </table:table-cell>
          <table:table-cell office:value-type="float" office:value="2" calcext:value-type="float">
            <text:p>2</text:p>
          </table:table-cell>
          <table:table-cell table:formula="of:=20*(13 - [.B3])/13" office:value-type="float" office:value="16.9230769230769" calcext:value-type="float">
            <text:p>16.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J3:.P3])/7*5" office:value-type="float" office:value="25.7142857142857" calcext:value-type="float">
            <text:p>25.7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table:formula="of:= [.C3]+[.D3] + [.E3] + [.F3]*[.G3] + [.H3]" office:value-type="float" office:value="55.9230769230769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Исмагилов</text:p>
          </table:table-cell>
          <table:table-cell office:value-type="float" office:value="2" calcext:value-type="float">
            <text:p>2</text:p>
          </table:table-cell>
          <table:table-cell table:formula="of:=20*(13 - [.B4])/13" office:value-type="float" office:value="16.9230769230769" calcext:value-type="float">
            <text:p>16.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SUM([.J4:.P4])/7*5" office:value-type="float" office:value="46.4285714285714" calcext:value-type="float">
            <text:p>46.4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C4]+[.D4] + [.E4] + [.F4]*[.G4] + [.H4]" office:value-type="float" office:value="103.351648351648" calcext:value-type="float">
            <text:p>103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Маханов</text:p>
          </table:table-cell>
          <table:table-cell office:value-type="float" office:value="4" calcext:value-type="float">
            <text:p>4</text:p>
          </table:table-cell>
          <table:table-cell table:formula="of:=20*(13 - [.B5])/13" office:value-type="float" office:value="13.8461538461538" calcext:value-type="float">
            <text:p>13.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SUM([.J5:.P5])/7*5" office:value-type="float" office:value="30.7142857142857" calcext:value-type="float">
            <text:p>30.7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C5]+[.D5] + [.E5] + [.F5]*[.G5] + [.H5]" office:value-type="float" office:value="71.5604395604396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Рахматуллина</text:p>
          </table:table-cell>
          <table:table-cell office:value-type="float" office:value="11" calcext:value-type="float">
            <text:p>11</text:p>
          </table:table-cell>
          <table:table-cell table:formula="of:=20*(13 - [.B6])/13" office:value-type="float" office:value="3.07692307692308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J6:.P6])/7*5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/>
          <table:table-cell table:formula="of:= [.C6]+[.D6] + [.E6] + [.F6]*[.G6] + [.H6]" office:value-type="float" office:value="3.07692307692308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Романов</text:p>
          </table:table-cell>
          <table:table-cell office:value-type="float" office:value="5" calcext:value-type="float">
            <text:p>5</text:p>
          </table:table-cell>
          <table:table-cell table:formula="of:=20*(13 - [.B7])/13" office:value-type="float" office:value="12.3076923076923" calcext:value-type="float">
            <text:p>12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J7:.P7])/7*5" office:value-type="float" office:value="25" calcext:value-type="float">
            <text:p>25.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 [.C7]+[.D7] + [.E7] + [.F7]*[.G7] + [.H7]" office:value-type="float" office:value="24.8076923076923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Серкина</text:p>
          </table:table-cell>
          <table:table-cell office:value-type="float" office:value="2" calcext:value-type="float">
            <text:p>2</text:p>
          </table:table-cell>
          <table:table-cell table:formula="of:=20*(13 - [.B8])/13" office:value-type="float" office:value="16.9230769230769" calcext:value-type="float">
            <text:p>16.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[.J8:.P8])/7*5" office:value-type="float" office:value="42.1428571428571" calcext:value-type="float">
            <text:p>42.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 [.C8]+[.D8] + [.E8] + [.F8]*[.G8] + [.H8]" office:value-type="float" office:value="79.8516483516484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Хворенков</text:p>
          </table:table-cell>
          <table:table-cell office:value-type="float" office:value="5" calcext:value-type="float">
            <text:p>5</text:p>
          </table:table-cell>
          <table:table-cell table:formula="of:=20*(13 - [.B9])/13" office:value-type="float" office:value="12.3076923076923" calcext:value-type="float">
            <text:p>12.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J9:.P9])/7*5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/>
          <table:table-cell table:formula="of:= [.C9]+[.D9] + [.E9] + [.F9]*[.G9] + [.H9]" office:value-type="float" office:value="15.3076923076923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Ширманова</text:p>
          </table:table-cell>
          <table:table-cell office:value-type="float" office:value="3" calcext:value-type="float">
            <text:p>3</text:p>
          </table:table-cell>
          <table:table-cell table:formula="of:=20*(13 - [.B10])/13" office:value-type="float" office:value="15.3846153846154" calcext:value-type="float">
            <text:p>15.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J10:.P10])/7*5" office:value-type="float" office:value="45" calcext:value-type="float">
            <text:p>45.0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table:formula="of:= [.C10]+[.D10] + [.E10] + [.F10]*[.G10] + [.H10]" office:value-type="float" office:value="55.8846153846154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calcext:conditional-formats>
          <calcext:conditional-format calcext:target-range-address="'2024.2'.I2:'2024.2'.I10">
            <calcext:color-scale>
              <calcext:color-scale-entry calcext:value="54" calcext:type="number" calcext:color="#ff0000"/>
              <calcext:color-scale-entry calcext:value="55" calcext:type="number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08:47:17.290536631</meta:creation-date>
    <dc:date>2025-02-05T01:44:30.186108914</dc:date>
    <meta:editing-duration>PT12H12M33S</meta:editing-duration>
    <meta:editing-cycles>14</meta:editing-cycles>
    <meta:generator>LibreOffice/7.4.3.2$Linux_X86_64 LibreOffice_project/40$Build-2</meta:generator>
    <meta:document-statistic meta:table-count="2" meta:cell-count="213" meta:object-count="0"/>
  </office:meta>
</office:document-meta>
</file>